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DD00000034735483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2ea8"/>
    </style:style>
    <style:style style:name="P2" style:family="paragraph" style:parent-style-name="Standard">
      <style:text-properties officeooo:rsid="00122ea8" officeooo:paragraph-rsid="00122ea8"/>
    </style:style>
    <style:style style:name="P3" style:family="paragraph" style:parent-style-name="Standard">
      <style:text-properties officeooo:rsid="00122ea8" officeooo:paragraph-rsid="00122ea8"/>
    </style:style>
    <style:style style:name="T1" style:family="text">
      <style:text-properties officeooo:rsid="001331fe"/>
    </style:style>
    <style:style style:name="fr1" style:family="graphic" style:parent-style-name="Frame">
      <style:graphic-properties fo:margin-left="0.0209in" fo:margin-right="0.0209in" fo:margin-top="0.0209in" fo:margin-bottom="0.0209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xt before</text:p>
      <text:p text:style-name="P1"><draw:frame draw:style-name="fr1" draw:name="Frame1" text:anchor-type="as-char" svg:width="2.9846in" draw:z-index="0"><draw:text-box fo:min-height="0.702in"><text:p text:style-name="Caption"><draw:frame draw:style-name="fr2" draw:name="1" text:anchor-type="paragraph" svg:width="2.9846in" svg:height="0.702in" style:rel-height="scale" draw:z-index="1"><draw:image xlink:href="Pictures/10000200000000DD000000347354833D.png" xlink:type="simple" xlink:show="embed" xlink:actuate="onLoad"/></draw:frame>Some <text:span text:style-name="T1">image with a simple caption</text:span></text:p></draw:text-box></draw:frame></text:p>
      <text:p text:style-name="P2">Text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1T16:03:21.255735487</dc:date>
    <meta:editing-duration>PT25M26S</meta:editing-duration>
    <meta:editing-cycles>5</meta:editing-cycles>
    <meta:generator>LibreOffice/4.4.6.3$Linux_X86_64 LibreOffice_project/40m0$Build-3</meta:generator>
    <meta:document-statistic meta:table-count="0" meta:image-count="1" meta:object-count="0" meta:page-count="1" meta:paragraph-count="4" meta:word-count="10" meta:character-count="53" meta:non-whitespace-character-count="46"/>
  </office:meta>
</office:document-meta>
</file>